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%=accomp_annexe_label=%<text:span text:style-name="T1"> : %=accomp_annexe_texte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12-21T13:49:57</dc:date>
    <meta:editing-cycles>6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6" meta:character-count="49"/>
  </office:meta>
</office:document-meta>
</file>